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924" officeooo:paragraph-rsid="000df924"/>
    </style:style>
    <style:style style:name="P2" style:family="paragraph" style:parent-style-name="Standard">
      <style:text-properties officeooo:rsid="000df924" officeooo:paragraph-rsid="000f4312"/>
    </style:style>
    <style:style style:name="P3" style:family="paragraph" style:parent-style-name="Standard">
      <style:text-properties officeooo:rsid="000f4312" officeooo:paragraph-rsid="000f4312"/>
    </style:style>
    <style:style style:name="P4" style:family="paragraph" style:parent-style-name="Standard">
      <style:text-properties officeooo:paragraph-rsid="0011d6ae"/>
    </style:style>
    <style:style style:name="P5" style:family="paragraph" style:parent-style-name="Text_20_body">
      <style:text-properties officeooo:paragraph-rsid="0011d6ae"/>
    </style:style>
    <style:style style:name="P6" style:family="paragraph" style:parent-style-name="Text_20_body">
      <style:text-properties fo:font-weight="normal" officeooo:paragraph-rsid="0011d6ae" style:font-weight-asian="normal" style:font-weight-complex="normal"/>
    </style:style>
    <style:style style:name="P7" style:family="paragraph" style:parent-style-name="Standard">
      <style:text-properties fo:font-weight="normal" officeooo:rsid="000f4312" officeooo:paragraph-rsid="0011d6ae" style:font-weight-asian="normal" style:font-weight-complex="normal"/>
    </style:style>
    <style:style style:name="P8" style:family="paragraph" style:parent-style-name="Standard">
      <style:text-properties fo:font-weight="normal" officeooo:rsid="0013760b" officeooo:paragraph-rsid="0013760b" style:font-weight-asian="normal" style:font-weight-complex="normal"/>
    </style:style>
    <style:style style:name="P9" style:family="paragraph" style:parent-style-name="Standard">
      <style:text-properties officeooo:rsid="0013760b" officeooo:paragraph-rsid="0013760b"/>
    </style:style>
    <style:style style:name="P10" style:family="paragraph" style:parent-style-name="Standard">
      <style:text-properties officeooo:rsid="0013905d" officeooo:paragraph-rsid="0013905d"/>
    </style:style>
    <style:style style:name="P11" style:family="paragraph" style:parent-style-name="Standard">
      <style:text-properties officeooo:rsid="00061de9" officeooo:paragraph-rsid="00142288"/>
    </style:style>
    <style:style style:name="P12" style:family="paragraph" style:parent-style-name="Standard">
      <style:text-properties officeooo:rsid="001da564" officeooo:paragraph-rsid="00142288"/>
    </style:style>
    <style:style style:name="P13" style:family="paragraph" style:parent-style-name="Standard">
      <style:text-properties officeooo:paragraph-rsid="00142288"/>
    </style:style>
    <style:style style:name="P14" style:family="paragraph" style:parent-style-name="Text_20_body">
      <style:text-properties officeooo:paragraph-rsid="00142288"/>
    </style:style>
    <style:style style:name="T1" style:family="text">
      <style:text-properties officeooo:rsid="000f4312"/>
    </style:style>
    <style:style style:name="T2" style:family="text">
      <style:text-properties officeooo:rsid="001802b4"/>
    </style:style>
    <style:style style:name="T3" style:family="text">
      <style:text-properties fo:font-weight="normal" style:font-weight-asian="normal" style:font-weight-complex="normal"/>
    </style:style>
    <style:style style:name="T4" style:family="text">
      <style:text-properties fo:font-weight="normal" officeooo:rsid="0016ddf8" style:font-weight-asian="normal" style:font-weight-complex="normal"/>
    </style:style>
    <style:style style:name="T5" style:family="text">
      <style:text-properties fo:font-weight="normal" officeooo:rsid="0014e9e3" style:font-weight-asian="normal" style:font-weight-complex="normal"/>
    </style:style>
    <style:style style:name="T6" style:family="text">
      <style:text-properties fo:font-weight="normal" officeooo:rsid="001802b4" style:font-weight-asian="normal" style:font-weight-complex="normal"/>
    </style:style>
    <style:style style:name="T7" style:family="text">
      <style:text-properties fo:font-weight="normal" officeooo:rsid="00190d57" style:font-weight-asian="normal" style:font-weight-complex="normal"/>
    </style:style>
    <style:style style:name="T8" style:family="text">
      <style:text-properties officeooo:rsid="0013905d"/>
    </style:style>
    <style:style style:name="T9" style:family="text">
      <style:text-properties officeooo:rsid="0007cafc"/>
    </style:style>
    <style:style style:name="T10" style:family="text">
      <style:text-properties officeooo:rsid="0007eada"/>
    </style:style>
    <style:style style:name="T11" style:family="text">
      <style:text-properties officeooo:rsid="000931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1"> - Lluviara</text:span></text:p>
      <text:p text:style-name="P1"/>
      <text:p text:style-name="P1"/>
      <text:p text:style-name="P1">En una era olvidada por la memoria de los hombres, cuando los astros trazaban rutas desconocidas en el firmamento y los océanos se extendían insondables más allá del entendimiento humano, existía una vasta tierra solitaria, apartada del mundo conocido. <text:s/></text:p>
      <text:p text:style-name="P1"/>
      <text:p text:style-name="P1">Un continente aislado en medio del océano, una isla titánica forjada en edades ignotas, donde las montañas se alzaban como colosos de piedra y los valles se deslizaban con una perfección imposible, perpetuamente envueltos en la brisa primaveral. Lluvias cíclicas y prodigiosas bañaban sus tierras con una precisión casi antinatural, alimentando ríos cuyo caudal parecía poseer una vitalidad arcana, recorriendo los campos con un murmullo que resonaba como un eco de tiempos remotos. <text:s/></text:p>
      <text:p text:style-name="P1"/>
      <text:p text:style-name="P1">Allí, en la fecunda vastedad de esa isla, los días transcurrian en paz bajo la mirada de los vientos y las estrellas.</text:p>
      <text:p text:style-name="P1">Y la vida transcurría con una armonía perfecta.</text:p>
      <text:p text:style-name="P1"/>
      <text:p text:style-name="P1">Entre montañas altísimas que se erguían como torres de piedra imperecedera y valles verdes de fertilidad inagotable, la primavera nunca daba paso al invierno. La lluvia descendía con sabia mesura, en gotas cristalinas que alimentaban ríos caudalosos y brillantes, que serpenteaban por la tierra como venas de plata líquida. Bosques de árboles antiguos susurraban melodías al paso del viento, y campos dorados se mecían con la brisa como un mar de luz.</text:p>
      <text:p text:style-name="P1"/>
      <text:p text:style-name="P1">Una tierra rica, generosa y pacífica, ajena a la sombra de la guerra, donde los hombres vivían en armonía con el mundo, prosperando en la paz de una existencia inalterada. <text:s/></text:p>
      <text:p text:style-name="P1"/>
      <text:p text:style-name="P1">Un lugar llamado **Lluviara**. <text:s/></text:p>
      <text:p text:style-name="P1"/>
      <text:p text:style-name="P1"/>
      <text:p text:style-name="P1">1-2<text:span text:style-name="T1"> - Acquahrkai</text:span></text:p>
      <text:p text:style-name="P1"/>
      <text:p text:style-name="P1"/>
      <text:p text:style-name="P1">En aquel lugar</text:p>
      <text:p text:style-name="P1">floreció Una civilizacion prodigiosa, que desvelo los mas profundos secretos de la creacion.</text:p>
      <text:p text:style-name="P1">Una civilizacion llamada "Acquahrkai"</text:p>
      <text:p text:style-name="P1"/>
      <text:p text:style-name="P1">un pueblo de sabios cuya existencia se entrelazaba con los mismos cimientos de la realidad, exploradores de lo arcano y lo infinito, y cuya sed de conocimiento los llevó a traspasar los límites de lo que cualquier mente mortal debería conocer.</text:p>
      <text:p text:style-name="P1">Su dominio de la ciencia y la magia no tenía paralelo, pues para ellos, ambas eran apenas facetas de una verdad más profunda, un orden subyacente que los guiaba hacia un conocimiento que otros apenas podían entrever en pesadillas febriles.</text:p>
      <text:p text:style-name="P1">Y siendo su reino el abismo insondable del saber dedicaron sus días a la contemplación, la experimentación y el aprendizaje sin fin.</text:p>
      <text:p text:style-name="P1">En vastas bibliotecas labradas en la roca, guardaron el conocimiento de edades enteras,</text:p>
      <text:p text:style-name="P1">en códices cuyas páginas registraron leyes que desafiaban la misma estructura del cosmos. desentrañando los hilos que tejían la realidad, manipulando fuerzas que no pertenecían a este mundo.</text:p>
      <text:p text:style-name="P1"><text:soft-page-break/>en sus talleres, su destreza los llevó a fabricar artefactos de maravilla impensable. Lograron extraer la fuerza de la tormenta, encerrar la luz en cristales eternos y dominar la energía que fluye en los cimientos del mundo. </text:p>
      <text:p text:style-name="P1">Pero su mayor don, y acaso su mayor enigma, era la magia que residía en ellos. No como un capricho de los dioses ni como un don concedido por fuerzas desconocidas, sino como el fruto de su comprensión absoluta del universo. No temían lo sobrenatural, pues lo habían despojado de su misterio.</text:p>
      <text:p text:style-name="P1">Y así, en su esplendor, parecían haber rozado el umbral de lo divino.</text:p>
      <text:p text:style-name="P1"/>
      <text:p text:style-name="P1"/>
      <text:p text:style-name="P1">1-3<text:span text:style-name="T1"> - Phluvius</text:span></text:p>
      <text:p text:style-name="P1"/>
      <text:p text:style-name="P1"/>
      <text:p text:style-name="P1">Los Acquahrkai veneraban el conocimiento por encima de todo, pues en él hallaban las claves del universo y el equilibrio del mundo. Pero aún más sagrada que su devoción por la sabiduría era su fe en Phluvius, el Espíritu de la Lluvia, el eterno dador de vida, cuyo aliento fecundaba la tierra y cuyos designios regían el destino de Lluviara.</text:p>
      <text:p text:style-name="P1"/>
      <text:p text:style-name="P1">desatando lluvias vivificantes que alimentaban ríos y mares, esculpiendo valles y montañas con su voluntad. Su esencia no residía en templos ni altares, sino en la perpetua danza de las aguas, en la bruma que se enroscaba en las cumbres y en el murmullo de las tormentas nocturnas.</text:p>
      <text:p text:style-name="P1"/>
      <text:p text:style-name="P1">Desde los días más antiguos, cuando las montañas aún no tenían nombre y los ríos trazaban sus caminos por primera vez, Phluvius caminó sobre Lluviara y derramó sus bendiciones sobre la tierra. Con su aliento formó las nubes, con sus manos tejió los velos de lluvia que nutrían los campos y con su voz despertó los truenos</text:p>
      <text:p text:style-name="P1"/>
      <text:p text:style-name="P1">artífice oculto tras el pulso de la naturaleza, arquitecto de la vida misma. Creían que su voz podía escucharse en el retumbar de los truenos y que su ira se desataba en torrenciales diluvios, mientras que su benevolencia se manifestaba en la lluvia serena que acariciaba los campos fértiles.</text:p>
      <text:p text:style-name="P1"/>
      <text:p text:style-name="P1">Se decía que Phluvius no solo gobernaba las tormentas y los ríos, sino que era la esencia misma del agua que fluía por la tierra y por la sangre de los seres vivos. Su voz resonaba en el murmullo de la lluvia, en el bramido de las cascadas y en el susurro del rocío al deslizarse sobre las hojas al alba. Bajo su manto de nubes, los campos florecían con un verdor sin igual, y los ríos, plenos y generosos, llevaban consigo la promesa de la abundancia.</text:p>
      <text:p text:style-name="P1"/>
      <text:p text:style-name="P1">Los más ancianos relataban que su presencia podía sentirse en cada gota que tocaba la piel y en cada brisa que anunciaba la llegada de la tormenta. Decían que, en la cima de la Gran Montaña, donde las nubes se arremolinaban en danzas eternas, los verdaderos sabios podían escuchar su susurro, como un eco de tiempos inmemoriales.</text:p>
      <text:p text:style-name="P1"/>
      <text:p text:style-name="P1">Y así, generación tras generación, alzaban sus voces en plegarias cada vez que la lluvia tocaba la tierra</text:p>
      <text:p text:style-name="P1"/>
      <text:p text:style-name="P1"/>
      <text:p text:style-name="P1">y expresando su gratitud en templos abiertos al cielo, donde las gotas caían como bendiciones sobre sus altares de piedra azulada.</text:p>
      <text:p text:style-name="P1"/>
      <text:p text:style-name="P1"><text:soft-page-break/>Creían que su sabiduría fluía con la lluvia misma, impregnando la tierra con conocimientos ocultos, y que aquellos que escucharan con atención podrían desentrañar los secretos de la creación en el sonido del agua al tocar la tierra.</text:p>
      <text:p text:style-name="P1"/>
      <text:p text:style-name="P1"/>
      <text:p text:style-name="P2">1-4<text:span text:style-name="T1"> - <text:s/></text:span>Nytharion</text:p>
      <text:p text:style-name="P1"/>
      <text:p text:style-name="P1"/>
      <text:p text:style-name="P1">Y fue entonces cuando sucedió. <text:s/></text:p>
      <text:p text:style-name="P1"/>
      <text:p text:style-name="P1">Bajo el reinado de **Nytharion**, aquel cuyo nombre sería recordado como el más grande entre los reyes. **El más justo de los jueces, el más poderoso de los guerreros, el más sabio de los maestros.** Un soberano cuyo espíritu era firme como la montaña y cuya mente resplandecía con la claridad de mil estrellas. <text:s/></text:p>
      <text:p text:style-name="P1"/>
      <text:p text:style-name="P1">el más noble de los reyes. Su pueblo lo amaba, pues bajo su reinado la paz florecía como los campos en primavera, y la tierra de Lluviara resplandecía con la luz del conocimiento y la abundancia.</text:p>
      <text:p text:style-name="P1"/>
      <text:p text:style-name="P1"/>
      <text:p text:style-name="P1">Nytharion gobernaba con un propósito inquebrantable: **la felicidad y la prosperidad de su pueblo**. No buscaba la gloria efímera de las conquistas ni la arrogancia de los tronos dorados; su reino se edificaba sobre cimientos más sólidos: el conocimiento, la justicia y el bienestar de su gente. Creía que no había tesoro más grande que la sabiduría y que los libros eran la herramienta más poderosa que podía ofrecer a su pueblo. En ellos residía la clave para alcanzar la **libertad**, la **seguridad** y la **riqueza**. <text:s/></text:p>
      <text:p text:style-name="P1"/>
      <text:p text:style-name="P1">reunió en su reino a los más sabios eruditos, a los más hábiles artesanos y a los más diestros escribas. Bajo su guía, se alzaron bibliotecas inmensas, y en sus pasillos resonaban las voces de aquellos que desentrañaban los secretos del mundo.</text:p>
      <text:p text:style-name="P1"/>
      <text:p text:style-name="P1"/>
      <text:p text:style-name="P1">Por decreto real, los escribas y eruditos de los Acquahrkai llenaron bibliotecas con los saberes del mundo, y bajo su reinado, la ciencia y la magia alcanzaron alturas jamás vistas. Se construyeron templos al conocimiento, donde los jóvenes aprendían no solo a leer las estrellas y descifrar los enigmas de la naturaleza, sino también a forjar su propio destino con la luz de la razón. <text:s/></text:p>
      <text:p text:style-name="P1"/>
      <text:p text:style-name="P1">Y así, **la gran sabiduría de Nytharion hizo a su pueblo sabio**. <text:s/></text:p>
      <text:p text:style-name="P1">El pueblo sabio, con su ingenio y su maestría, **se volvió inmensamente rico**. <text:s/></text:p>
      <text:p text:style-name="P1">Y la riqueza de su pueblo, forjada en la virtud del aprendizaje y la creación, **convirtió a Nytharion en el más poderoso de los monarcas que jamás haya existido**. <text:s/></text:p>
      <text:p text:style-name="P1"/>
      <text:p text:style-name="P1"/>
      <text:p text:style-name="P3">1-5 - Acquahntis</text:p>
      <text:p text:style-name="P3"/>
      <text:p text:style-name="P3"/>
      <text:p text:style-name="P5">Y en la cúspide de su gloria, cuando el saber de <text:span text:style-name="T3">los </text:span><text:span text:style-name="Strong_20_Emphasis"><text:span text:style-name="T3">Acquahrkai</text:span></text:span><text:span text:style-name="T3"> rozaba los mismos cimientos del cosmos, </text:span><text:span text:style-name="Strong_20_Emphasis"><text:span text:style-name="T3">se alzó la más grandiosa de sus obras</text:span></text:span><text:span text:style-name="Strong_20_Emphasis"><text:span text:style-name="T4">.</text:span></text:span></text:p>
      <text:p text:style-name="P4"><text:span text:style-name="Strong_20_Emphasis"><text:span text:style-name="T5">una</text:span></text:span><text:span text:style-name="Strong_20_Emphasis"><text:span text:style-name="T3"> ciudad </text:span></text:span><text:span text:style-name="Strong_20_Emphasis"><text:span text:style-name="T5">llamada</text:span></text:span></text:p>
      <text:p text:style-name="P5"><text:soft-page-break/><text:span text:style-name="Strong_20_Emphasis"><text:span text:style-name="T3">Acquahntis</text:span></text:span><text:span text:style-name="Strong_20_Emphasis"><text:span text:style-name="T5">.</text:span></text:span><text:span text:style-name="T3"> </text:span></text:p>
      <text:p text:style-name="P5"><text:span text:style-name="Strong_20_Emphasis"><text:span text:style-name="T3">una maravilla concebida para desafiar al tiempo mismo.</text:span></text:span></text:p>
      <text:p text:style-name="P5"><text:span text:style-name="Strong_20_Emphasis"><text:span text:style-name="T3">un faro de conocimiento y esperanza</text:span></text:span></text:p>
      <text:p text:style-name="P5"><text:span text:style-name="Strong_20_Emphasis"><text:span text:style-name="T3">un titánico baluarte donde la ciencia y la hechicería se entrelazaban en un pacto profano, desafiando las mismas leyes de la creación.</text:span></text:span></text:p>
      <text:p text:style-name="P5"><text:span text:style-name="Strong_20_Emphasis"><text:span text:style-name="T3"/></text:span></text:p>
      <text:p text:style-name="P5"><text:span text:style-name="Strong_20_Emphasis"><text:span text:style-name="T3">No había en todo el mundo una ciudad que igualara su belleza ni su esplendor</text:span></text:span><text:span text:style-name="Strong_20_Emphasis"><text:span text:style-name="T5">. </text:span></text:span></text:p>
      <text:p text:style-name="P5"><text:span text:style-name="T3">Sobre las verdes colinas y junto a los ríos cantarines, </text:span><text:span text:style-name="Strong_20_Emphasis"><text:span text:style-name="T3">se erigieron torres ciclópeas de mármol y cristal</text:span></text:span><text:span text:style-name="Strong_20_Emphasis"><text:span text:style-name="T6"> que se elevaban desafiantes hacia el firmamento</text:span></text:span><text:span text:style-name="T3">, </text:span><text:span text:style-name="T7">y </text:span><text:span text:style-name="T3">cuyos destellos reflejaban la luz de la luna y del sol como estrellas caídas a la tierra. </text:span></text:p>
      <text:p text:style-name="P5"><text:span text:style-name="T3">En sus pasajes abovedados y avenidas de geometrías imposibles, </text:span><text:span text:style-name="Strong_20_Emphasis"><text:span text:style-name="T3">el aire vibraba con un murmullo susurrante</text:span></text:span></text:p>
      <text:p text:style-name="P5"><text:span text:style-name="Strong_20_Emphasis"><text:span text:style-name="T3">Sus calles eran anchas y rectas, pavimentadas con piedra clara, tallada con el arte de mil generaciones. Fuentes de aguas cristalinas cantaban en cada plaza, y por doquier crecían árboles de hojas perennes y flores de mil colores.</text:span></text:span></text:p>
      <text:p text:style-name="P5"><text:span text:style-name="Strong_20_Emphasis"><text:span text:style-name="T3">La ciudad resplandecía bajo el fulgor de piedras luminosas, cristales imbuidos de la magia antigua, que ardían sin consumirse</text:span></text:span><text:span text:style-name="Strong_20_Emphasis"><text:span text:style-name="T5">, </text:span></text:span><text:span text:style-name="Strong_20_Emphasis"><text:span text:style-name="T3">luz inextinguible, nacida del arte secreto de los sabios, iluminando sus calles con un resplandor sereno y perenne.</text:span></text:span></text:p>
      <text:p text:style-name="P6">Los ríos que nacían en las montañas llegaban hasta la ciudad<text:span text:style-name="T2">.</text:span></text:p>
      <text:p text:style-name="P5"><text:span text:style-name="T7">adonde</text:span><text:span text:style-name="T3"> </text:span><text:span text:style-name="Strong_20_Emphasis"><text:span text:style-name="T3">mecánicas portentosas, impulsadas por fuerzas </text:span></text:span><text:span text:style-name="Strong_20_Emphasis"><text:span text:style-name="T6">colosales</text:span></text:span><text:span text:style-name="Strong_20_Emphasis"><text:span text:style-name="T3">, canalizaban las aguas con precisión</text:span></text:span><text:span text:style-name="Strong_20_Emphasis"><text:span text:style-name="T6"> </text:span></text:span><text:span text:style-name="Strong_20_Emphasis"><text:span text:style-name="T3"><text:s/>abasteciendo cada hogar, cada plaza, cada jardín donde crecían frutos de toda especie.</text:span></text:span><text:span text:style-name="T3"> </text:span></text:p>
      <text:p text:style-name="P5"><text:span text:style-name="T3">En sus mercados, </text:span><text:span text:style-name="Strong_20_Emphasis"><text:span text:style-name="T3">las máquinas de los Acquahrkai tejían telas más finas que la seda, labraban la piedra con una destreza imposible y forjaban metales de pureza inigualable.</text:span></text:span></text:p>
      <text:p text:style-name="P5"><text:span text:style-name="T3">La vida en la ciudad </text:span><text:span text:style-name="Strong_20_Emphasis"><text:span text:style-name="T3">fluía con la armonía de un río perfecto</text:span></text:span><text:span text:style-name="T3">, donde cada engranaje, cada estructura y cada alma cumplían </text:span><text:span text:style-name="T6">con un</text:span><text:span text:style-name="T3"> propósito </text:span><text:span text:style-name="T6">preciso</text:span><text:span text:style-name="T3">.</text:span></text:p>
      <text:p text:style-name="P5"><text:span text:style-name="T3">Así fue como, en una era en la que el resto del mundo aún despertaba a los misterios de la naturaleza, </text:span><text:span text:style-name="Strong_20_Emphasis"><text:span text:style-name="T3">Acquahntis resplandecía como un faro en la oscuridad de la historia.</text:span></text:span><text:span text:style-name="T3"> Una joya en la cima del mundo</text:span><text:span text:style-name="Strong_20_Emphasis"><text:span text:style-name="T3">.</text:span></text:span></text:p>
      <text:p text:style-name="P7"/>
      <text:p text:style-name="P8">1-6 - <text:s/>Omniscientis</text:p>
      <text:p text:style-name="P8"/>
      <text:p text:style-name="P8"/>
      <text:p text:style-name="P8">Y fue en aquella ciudad, en aquellos tiempos cuando sucedio.</text:p>
      <text:p text:style-name="P8"/>
      <text:p text:style-name="P8">Nytharion lo sabia.</text:p>
      <text:p text:style-name="P8">Los libros eran la clave. </text:p>
      <text:p text:style-name="P8">En sus páginas dormía la voz de los antiguos, el pensamiento de los sabios, las respuestas que el tiempo intentaba sepultar.</text:p>
      <text:p text:style-name="P8"><text:soft-page-break/>Los libros conservaban el conocimiento, generacion tras generacion, lo inmortalizaban.</text:p>
      <text:p text:style-name="P8">El conocimiento se acumulaba en ellos, crecia con el tiempo, Y el conocimiento era lo mas valioso.</text:p>
      <text:p text:style-name="P8">Los libros tenian el poder de controlar el destino.</text:p>
      <text:p text:style-name="P8"/>
      <text:p text:style-name="P8">Fue entonces cuando el Rey concibió su obra más ambiciosa, crear el mas grande de todos los libros, el más vasto compendio jamás concebido por mente alguna.</text:p>
      <text:p text:style-name="P9">Un libro que pudiera almacenar en sus paginas todo el conocimiento.</text:p>
      <text:p text:style-name="P9"/>
      <text:p text:style-name="P9"><text:span text:style-name="T8">L</text:span>as matemáticas que descifraban los patrones del universo, la ciencia que desentrañaba los secretos de la naturaleza, la filosofía que buscaba la esencia de la existencia, la magia que desafiaba las fronteras de lo real.</text:p>
      <text:p text:style-name="P9"><text:span text:style-name="T8">T</text:span>odas las verdades, todas las preguntas, todas las respuestas<text:span text:style-name="T8">.</text:span></text:p>
      <text:p text:style-name="P9"/>
      <text:p text:style-name="P9">Un objeto que contuviera todo lo aprendido y lo que estaba por aprenderse, un legado para las generaciones futuras.</text:p>
      <text:p text:style-name="P9"/>
      <text:p text:style-name="P9">Así nació el más ambicioso proyecto jamás concebido por la humanidad, la más grandiosa de las empresas.</text:p>
      <text:p text:style-name="P9"/>
      <text:p text:style-name="P9">Le llamaron "Omniscientis".</text:p>
      <text:p text:style-name="P9"/>
      <text:p text:style-name="P9"/>
      <text:p text:style-name="P10"/>
      <text:p text:style-name="P10"/>
      <text:p text:style-name="P12">1-7 - el consejo</text:p>
      <text:p text:style-name="P12"/>
      <text:p text:style-name="P12">El Consejo de los Sabios, <text:s/>Arquitectos del Conocimiento</text:p>
      <text:p text:style-name="P13"/>
      <text:p text:style-name="P13"/>
      <text:p text:style-name="P13"/>
      <text:p text:style-name="P13"/>
      <text:p text:style-name="P13">Para dar inicio al proyecto, **Nytharion convocó a los más antiguos y sabios entre su pueblo**, aquellos cuyo juicio había resistido la prueba del tiempo y cuya voz era escuchada con reverencia en todo el reino. Eran **tres ancianos venerables**, guardianes de la memoria de los Acquahrkai, cuyo conocimiento abarcaba desde la historia de los tiempos pasados hasta las más profundas leyes de la naturaleza. <text:s/></text:p>
      <text:p text:style-name="P13">guardianes del conocimiento perdido, **cronistas de una historia que se extendía más allá de la memoria de la humanidad,</text:p>
      <text:p text:style-name="P13"/>
      <text:p text:style-name="P13">**A ellos les confió una tarea sagrada:** velar por la creación del códice cuando el rey no pudiera hacerlo personalmente. **Así fue establecido el Consejo de Supervisión,** y en sus manos depositó Nytharion la responsabilidad de guiar el destino de la gran obra. <text:s/></text:p>
      <text:p text:style-name="P13">No como simples guías, sino como centinelas de una empresa que bien podría trastornar el destino del mundo.</text:p>
      <text:p text:style-name="P13"/>
      <text:p text:style-name="P13"/>
      <text:p text:style-name="P13">Los ancianos deliberaron en susurros y, al fin, llegaron a una conclusión inevitable. **No bastaría con la erudición de unos pocos.<text:span text:style-name="T9"> Si el códice debía contener todo el conocimiento del mundo, entonces **los más grandes eruditos de todas las disciplinas debían reunirse.</text:span></text:p>
      <text:p text:style-name="P13"><text:soft-page-break/>** Lo que debía ser escrito superaba la capacidad de un solo intelecto, **requería la unión de todas las mentes más brillantes que la tierra pudiera ofrecer.** <text:s/></text:p>
      <text:p text:style-name="P13"/>
      <text:p text:style-name="P14">seria necesario reunir a los 26 cientificos mas sabios del reino para iniciar el desarrollo del proyecto.</text:p>
      <text:p text:style-name="P13">Así, los heraldos del reino partieron en busca de los **veintiséis <text:span text:style-name="T10">cientificos</text:span> más ilustres** de toda Acquahntis, maestros de la ciencia, la escritura, la astronomía y la filosofía. <text:s/></text:p>
      <text:p text:style-name="P13">mensajeros partieron en todas direcciones, cruzando montañas, descendiendo a cavernas olvidadas y navegando océanos desconocidos, hasta hallar a **los veintiséis sabios.** No eran simples estudiosos, sino **mentes cuya obsesión por el conocimiento había rozado los umbrales de la locura.** Matemáticos que descifraban ecuaciones que ningún ser humano debía conocer, alquimistas que destilaban esencias prohibidas, astrónomos que habían visto cosas en el cielo que no debían existir. </text:p>
      <text:p text:style-name="P13"/>
      <text:p text:style-name="P13">Durante semanas, se llevó a cabo **una ardua selección**. Solo aquellos cuya sabiduría había resistido la prueba del tiempo, cuya dedicación al conocimiento era inquebrantable, fueron llamados al consejo.</text:p>
      <text:p text:style-name="P14"/>
      <text:p text:style-name="P13">Y sin embargo, cuando los veintiséis estuvieron reunidos, comprendieron la magnitud de la empresa que tenían ante sí. </text:p>
      <text:p text:style-name="P13">**incluso su sabiduría resultaba insuficiente.** <text:s/></text:p>
      <text:p text:style-name="P13"/>
      <text:p text:style-name="P13">Pues lo que pretendían inscribir en el códice no solo pertenecía a los dominios de los hombres. **Si el libro debía contener la totalidad del saber, debía incluir los secretos que los dioses y las sombras habían susurrado desde los albores de la creación.** <text:s/></text:p>
      <text:p text:style-name="P13">**El códice no solo debía contener el saber de los hombres, sino también los secretos de las fuerzas que sostenían el mundo.** <text:s/></text:p>
      <text:p text:style-name="P13"/>
      <text:p text:style-name="P13">Así se tomó la decisión final. **Debían convocar a los magos.** <text:s/></text:p>
      <text:p text:style-name="P13"/>
      <text:p text:style-name="P13">No a unos pocos, ni siquiera a una docena. sino a **los sesenta y cuatro <text:span text:style-name="T11">magos</text:span> más poderosos de<text:span text:style-name="T11">l mundo</text:span>.** Seres cuyas artes trascendían la comprensión humana, cuya magia era anterior a la misma escritura. <text:s/></text:p>
      <text:p text:style-name="P13">Si el códice debía ser eterno, si debía resistir la erosión del tiempo y la fragilidad de los siglos, <text:span text:style-name="T11">si debia poseer una capacidad infinita para almacenar todo el conocimiento </text:span>**solo los más grandes hechiceros de la tierra podrían conferirle su poder.** <text:s/></text:p>
      <text:p text:style-name="P13"/>
      <text:p text:style-name="P13">Y así comenzó **una búsqueda sin igual.** <text:s/></text:p>
      <text:p text:style-name="P13"/>
      <text:p text:style-name="P13">Se desataron expediciones sin parangón y los enviados de Nytharion recorrieron los confines de la tierra</text:p>
      <text:p text:style-name="P13">Desde los grandes salones de Acquahntis, un ejército de expedicionarios partió en todas direcciones, atravesando ríos y montañas, cruzando desiertos y océanos, ascendiendo a las cumbres de las tierras más altas y descendiendo a los abismos donde moraban los secretos olvidados. <text:s/></text:p>
      <text:p text:style-name="P13"/>
      <text:p text:style-name="P13">**Buscaron en bosques encantados, en templos olvidados y en ruinas donde solo el viento susurraba antiguas memorias.** <text:s/></text:p>
      <text:p text:style-name="P13"/>
      <text:p text:style-name="P13">**donde la luz del sol no se atreve a tocar,** donde los ríos fluyen en sentido contrario y las montañas gimen en la noche. <text:s/></text:p>
      <text:p text:style-name="P13"><text:soft-page-break/></text:p>
      <text:p text:style-name="P13">En **templos hundidos**, hallaron a aquellos que hablaban con las sombras. <text:s/></text:p>
      <text:p text:style-name="P13">En **ruinas prehumanas**, despertaron a entidades envueltas en túnicas descoloridas, cuyos ojos brillaban con una luz ajena a este mundo. <text:s/></text:p>
      <text:p text:style-name="P13">En **torres solitarias**, encontraron a los guardianes de textos cuyo contenido ningún hombre cuerdo debía conocer. <text:s/></text:p>
      <text:p text:style-name="P13"/>
      <text:p text:style-name="P13">Se aventuraron a los confines del mundo, donde la noche y el día se confunden, donde el cielo se une con la tierra, hasta encontrar a **los sesenta y cuatro hechiceros más poderosos de la creación.** <text:s/></text:p>
      <text:p text:style-name="P13"/>
      <text:p text:style-name="P13"/>
      <text:p text:style-name="P13">Uno a uno, los magos respondieron al llamado. Desde el fuego de los desiertos y las sombras de las montañas, desde los mares profundos y los cielos sin fin, **todos acudieron a la gran ciudad.** <text:s/></text:p>
      <text:p text:style-name="P13"/>
      <text:p text:style-name="P13">Y cuando, por fin, el último de ellos cruzó las puertas de Acquahntis, **el círculo estaba completo.** <text:s/></text:p>
      <text:p text:style-name="P13"/>
      <text:p text:style-name="P13">Bajo un mismo techo, **se congregaron los más sabios entre los hombres y los más poderosos entre los magos.** Y con su reunión, el destino de Omniscientis fue sellado. <text:s/></text:p>
      <text:p text:style-name="P13"/>
      <text:p text:style-name="P13">el aire pareció cambiar, como si la realidad se estremeciera ante el peso de la empresa que estaba por comenzar. <text:s/></text:p>
      <text:p text:style-name="P13"/>
      <text:p text:style-name="P13">Bajo la cúpula de la ciudad de los prodigios, **se congregaron los sabios y los místicos, la razón y el arcano, el conocimiento y el enigma.** Y en ese instante, lo que hasta entonces había sido solo una idea **se convirtió en destino.** <text:s/></text:p>
      <text:p text:style-name="P13"/>
      <text:p text:style-name="P13">Las estrellas parecieron temblar en lo alto. <text:s/></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2T19:27:17.879000000</meta:creation-date>
    <dc:date>2025-03-23T17:40:57.610000000</dc:date>
    <meta:editing-duration>PT41M39S</meta:editing-duration>
    <meta:editing-cycles>9</meta:editing-cycles>
    <meta:generator>LibreOffice/7.3.5.2$Windows_X86_64 LibreOffice_project/184fe81b8c8c30d8b5082578aee2fed2ea847c01</meta:generator>
    <meta:document-statistic meta:table-count="0" meta:image-count="0" meta:object-count="0" meta:page-count="7" meta:paragraph-count="106" meta:word-count="2732" meta:character-count="16572" meta:non-whitespace-character-count="13864"/>
  </office:meta>
</office:document-meta>
</file>